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language="fr" fo:country="FR"/>
    </style:style>
    <style:style style:name="P2" style:parent-style-name="Standard" style:family="paragraph">
      <style:paragraph-properties fo:text-align="justify"/>
      <style:text-properties fo:language="fr" fo:country="FR"/>
    </style:style>
    <style:style style:name="P3" style:parent-style-name="Standard" style:family="paragraph">
      <style:paragraph-properties fo:text-align="justify"/>
    </style:style>
    <style:style style:name="T4" style:parent-style-name="DefaultParagraphFont" style:family="text">
      <style:text-properties fo:language="fr" fo:country="FR"/>
    </style:style>
    <style:style style:name="T5" style:parent-style-name="DefaultParagraphFont" style:family="text">
      <style:text-properties fo:language="fr" fo:country="FR"/>
    </style:style>
    <style:style style:name="T6" style:parent-style-name="DefaultParagraphFont" style:family="text">
      <style:text-properties fo:font-weight="bold" style:font-weight-asian="bold" style:font-weight-complex="bold" fo:language="fr" fo:country="FR"/>
    </style:style>
    <style:style style:name="T7" style:parent-style-name="DefaultParagraphFont" style:family="text">
      <style:text-properties fo:language="fr" fo:country="FR"/>
    </style:style>
    <style:style style:name="T8" style:parent-style-name="DefaultParagraphFont" style:family="text">
      <style:text-properties fo:font-weight="bold" style:font-weight-asian="bold" style:font-weight-complex="bold" fo:language="fr" fo:country="FR"/>
    </style:style>
    <style:style style:name="T9" style:parent-style-name="DefaultParagraphFont" style:family="text">
      <style:text-properties fo:language="fr" fo:country="FR"/>
    </style:style>
    <style:style style:name="T10" style:parent-style-name="DefaultParagraphFont" style:family="text">
      <style:text-properties fo:language="fr" fo:country="FR"/>
    </style:style>
    <style:style style:name="T11" style:parent-style-name="DefaultParagraphFont" style:family="text">
      <style:text-properties fo:language="fr" fo:country="FR"/>
    </style:style>
    <style:style style:name="T12" style:parent-style-name="DefaultParagraphFont" style:family="text">
      <style:text-properties fo:language="fr" fo:country="FR"/>
    </style:style>
    <style:style style:name="T13" style:parent-style-name="DefaultParagraphFont" style:family="text">
      <style:text-properties fo:language="fr" fo:country="FR"/>
    </style:style>
    <style:style style:name="T14" style:parent-style-name="DefaultParagraphFont" style:family="text">
      <style:text-properties fo:font-weight="bold" style:font-weight-asian="bold" style:font-weight-complex="bold" fo:language="fr" fo:country="FR"/>
    </style:style>
    <style:style style:name="T15" style:parent-style-name="DefaultParagraphFont" style:family="text">
      <style:text-properties fo:language="fr" fo:country="FR"/>
    </style:style>
    <style:style style:name="T16" style:parent-style-name="DefaultParagraphFont" style:family="text">
      <style:text-properties fo:language="fr" fo:country="FR"/>
    </style:style>
    <style:style style:name="T17" style:parent-style-name="DefaultParagraphFont" style:family="text">
      <style:text-properties fo:language="fr" fo:country="FR"/>
    </style:style>
    <style:style style:name="T18" style:parent-style-name="DefaultParagraphFont" style:family="text">
      <style:text-properties fo:language="fr" fo:country="FR"/>
    </style:style>
    <style:style style:name="P19" style:parent-style-name="Standard" style:family="paragraph">
      <style:paragraph-properties fo:text-align="justify"/>
      <style:text-properties fo:language="fr" fo:country="FR"/>
    </style:style>
    <style:style style:name="P20" style:parent-style-name="Standard" style:family="paragraph">
      <style:paragraph-properties fo:text-align="justify"/>
      <style:text-properties fo:language="fr" fo:country="FR"/>
    </style:style>
    <style:style style:name="P21" style:parent-style-name="Standard" style:family="paragraph">
      <style:paragraph-properties fo:text-align="justify"/>
      <style:text-properties fo:language="fr" fo:country="FR"/>
    </style:style>
    <style:style style:name="P22" style:parent-style-name="Standard" style:family="paragraph">
      <style:paragraph-properties fo:text-align="justify"/>
      <style:text-properties fo:language="fr" fo:country="FR"/>
    </style:style>
    <style:style style:name="P23" style:parent-style-name="Standard" style:family="paragraph">
      <style:paragraph-properties fo:text-align="justify"/>
      <style:text-properties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style>
    <style:style style:name="T27" style:parent-style-name="DefaultParagraphFont" style:family="text">
      <style:text-properties fo:language="fr" fo:country="FR"/>
    </style:style>
    <style:style style:name="T28" style:parent-style-name="DefaultParagraphFont" style:family="text">
      <style:text-properties fo:language="fr" fo:country="FR"/>
    </style:style>
    <style:style style:name="T29" style:parent-style-name="DefaultParagraphFont" style:family="text">
      <style:text-properties fo:language="fr" fo:country="FR"/>
    </style:style>
    <style:style style:name="T30" style:parent-style-name="DefaultParagraphFont" style:family="text">
      <style:text-properties fo:font-weight="bold" style:font-weight-asian="bold" style:font-weight-complex="bold" fo:language="fr" fo:country="FR"/>
    </style:style>
    <style:style style:name="T31" style:parent-style-name="DefaultParagraphFont" style:family="text">
      <style:text-properties fo:language="fr" fo:country="FR"/>
    </style:style>
    <style:style style:name="T32" style:parent-style-name="DefaultParagraphFont" style:family="text">
      <style:text-properties fo:language="fr" fo:country="FR"/>
    </style:style>
    <style:style style:name="P33" style:parent-style-name="Standard" style:family="paragraph">
      <style:paragraph-properties fo:text-align="justify"/>
      <style:text-properties fo:language="fr" fo:country="FR"/>
    </style:style>
    <style:style style:name="P34" style:parent-style-name="Standard" style:family="paragraph">
      <style:paragraph-properties fo:text-align="justify"/>
      <style:text-properties fo:language="fr" fo:country="FR"/>
    </style:style>
    <style:style style:name="P35" style:parent-style-name="Standard" style:family="paragraph">
      <style:paragraph-properties fo:text-align="justify"/>
      <style:text-properties fo:language="fr" fo:country="FR"/>
    </style:style>
    <style:style style:name="P36" style:parent-style-name="Standard" style:family="paragraph">
      <style:paragraph-properties fo:text-align="justify"/>
      <style:text-properties fo:language="fr" fo:country="FR"/>
    </style:style>
    <style:style style:name="P37" style:parent-style-name="Standard" style:family="paragraph">
      <style:paragraph-properties fo:text-align="justify"/>
      <style:text-properties fo:language="fr" fo:country="FR"/>
    </style:style>
    <style:style style:name="P38" style:parent-style-name="Standard" style:family="paragraph">
      <style:paragraph-properties fo:text-align="justify"/>
    </style:style>
    <style:style style:name="T39" style:parent-style-name="Emphasis" style:family="text">
      <style:text-properties fo:font-style="normal" style:font-style-asian="normal" style:font-style-complex="normal" fo:language="fr" fo:country="FR"/>
    </style:style>
    <style:style style:name="T40" style:parent-style-name="Emphasis" style:family="text">
      <style:text-properties fo:font-style="normal" style:font-style-asian="normal" style:font-style-complex="normal" fo:language="fr" fo:country="FR"/>
    </style:style>
    <style:style style:name="P41" style:parent-style-name="Standard" style:family="paragraph">
      <style:paragraph-properties fo:text-align="justify"/>
      <style:text-properties fo:language="fr" fo:country="FR"/>
    </style:style>
    <style:style style:name="P42" style:parent-style-name="Standard" style:family="paragraph">
      <style:paragraph-properties fo:text-align="justify"/>
    </style:style>
    <style:style style:name="T43" style:parent-style-name="Emphasis" style:family="text">
      <style:text-properties fo:font-style="normal" style:font-style-asian="normal" style:font-style-complex="normal"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text-properties fo:language="fr" fo:country="FR"/>
    </style:style>
  </office:automatic-styles>
  <office:body>
    <office:text text:use-soft-page-breaks="true">
      <text:p text:style-name="P1">Je m’appelle Cyprien BARBAULT, j’ai 22 ans, et je suis en 4e année d’école d’ingénieurs, à l’Esaip, en spécialité Big Data.</text:p>
      <text:p text:style-name="P2"/>
      <text:p text:style-name="P3"><text:span text:style-name="T4">J’ai découvert cette école parce qu’elle se situe dans la même ville que le groupe scout où j’ai eu la<text:s/></text:span><text:span text:style-name="T5">chance de passer 8 ans. Durant ces 8 années, j’ai pu développer des<text:s/></text:span><text:span text:style-name="T6">valeurs</text:span><text:span text:style-name="T7"><text:s/>comme la proximité de la nature ou l’</text:span><text:span text:style-name="T8">esprit d’équipe</text:span><text:span text:style-name="T9"> ;<text:s/></text:span><text:span text:style-name="T10">mais</text:span><text:span text:style-name="T11"><text:s/>aussi des<text:s/></text:span><text:span text:style-name="T12">compétences</text:span><text:span text:style-name="T13"><text:s/>comme la</text:span><text:span text:style-name="T14"><text:s/>gestion de projet</text:span><text:span text:style-name="T15">, par exemple lorsque j’ai participé à la surveillance de feux de<text:s/></text:span><text:span text:style-name="T16">forêt</text:span><text:span text:style-name="T17">,</text:span><text:span text:style-name="T18"><text:s/>à Marseille, en collaboration avec les pompiers.</text:span></text:p>
      <text:p text:style-name="P19"/>
      <text:p text:style-name="P20">Cette volonté de mener des projets, je l’ai retrouvé lorsque j’ai rejoint l’Esaip. En particulier, lors des 2 ans de classe préparatoire, j’ai eu la chance de participer au rallye 4L Trophy, un raid humanitaire de Biarritz à Marrakech pour amener du matériel scolaire aux enfants du désert.</text:p>
      <text:p text:style-name="P21"/>
      <text:p text:style-name="P22">Ces différents projets m’ont beaucoup ouvert les yeux sur le monde, et en particulier sur les nombreux problèmes sanitaires auquel nous sommes confrontés. Pour apporter<text:s/>ma contribution, je me suis tourné vers le secteur de l’intelligence artificielle, en particulier dans le domaine de la santé, exactement le domaine de votre entreprise.</text:p>
      <text:p text:style-name="P23"/>
      <text:p text:style-name="P24">Je me suis donc formé à l’utilisation de technologies comme Azure ML ou Keras/Tensorflow avec Python.</text:p>
      <text:p text:style-name="P25"/>
      <text:p text:style-name="P26"><text:span text:style-name="T27">Un stage dans votre entreprise me<text:s/></text:span><text:span text:style-name="T28">permettrait</text:span><text:span text:style-name="T29"><text:s/>de m’améliorer dans le domaine de la</text:span><text:span text:style-name="T30"><text:s/>computer vision</text:span><text:span text:style-name="T31">, domaine que j’ai commencé à effleurer cette année au travers du projet &lt;AI/&gt; Racing organisé par le groupe Sigma. Il s’agit d’une course d</text:span><text:span text:style-name="T32">e voitures autonomes miniatures où chaque équipe de 3 étudiants est libre de définir son propre algorithme de computer vision.</text:span></text:p>
      <text:p text:style-name="P33"/>
      <text:p text:style-name="P34">Mais je ne m’intéresse pas qu’à l’intelligence artificielle. Une de mes grandes<text:s/>passions<text:s/>est le développement d’applications mobiles avec la technologie Flutter. J’adore reproduire le design d’applications déjà existantes pour m’entraîner. Cela m’a permis de réaliser un stage chez RiverIT, en Finlande, où j’ai été amené à développer une application d’aide aux ouvriers en chaîne de travail.</text:p>
      <text:p text:style-name="P35"/>
      <text:p text:style-name="P36">Grâce à cette expérience, j’ai pu améliorer mon niveau d’anglais et décrocher la note maximale de 990/990 au TOEIC, ce qui équivaut à un niveau C1. Je<text:s/>ne rencontrerais<text:s/>donc aucune difficulté à m’adapter à votre clientèle internationale.</text:p>
      <text:p text:style-name="P37"/>
      <text:p text:style-name="P38"><text:span text:style-name="T39">Je serais<text:s/></text:span><text:span text:style-name="T40">vraiment intéressé pour vous rencontrer à nouveau, afin qu’à votre tour vous me parliez de vous et de votre entreprise.</text:span></text:p>
      <text:p text:style-name="P41"/>
      <text:p text:style-name="P42"><text:span text:style-name="T43">Quand seriez-vous disponible ?</text:span></text:p>
      <text:p text:style-name="P44"><text:s/></text:p>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RBAULT Cyprien</dc:creator>
    <meta:creation-date>2021-02-23T09:07:00Z</meta:creation-date>
    <dc:date>2021-06-28T10:58:00Z</dc:date>
    <meta:template xlink:href="Normal.dotm" xlink:type="simple"/>
    <meta:editing-cycles>14</meta:editing-cycles>
    <meta:editing-duration>PT3360S</meta:editing-duration>
    <meta:document-statistic meta:page-count="1" meta:paragraph-count="4" meta:word-count="363" meta:character-count="2429" meta:row-count="17" meta:non-whitespace-character-count="2070"/>
  </office:meta>
</office:document-meta>
</file>